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font-style="italic" style:font-style-asian="italic"/>
    </style:style>
    <style:style style:name="P14" style:family="paragraph" style:parent-style-name="Standard">
      <style:paragraph-properties fo:margin-top="0in" fo:margin-bottom="0.1665in" loext:contextual-spacing="false" fo:line-height="100%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1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italic" style:font-style-asian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fo:font-style="italic" style:font-size-asian="10pt" style:font-style-asian="italic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weight="bold" style:font-weight-asian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dad 02. Actividades no evaluables 01 - Soluciones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2. Activitidades no evaluables 01 - Soluciones</text:span></text:p>
      <text:list xml:id="list1415437244" text:style-name="WWNum1">
        <text:list-item>
          <text:p text:style-name="P19"><text:bookmark text:name="_dbh0n1vac4c8"/>Ejercicio 01</text:p>
        </text:list-item>
      </text:list>
      <text:p text:style-name="P7">a) 1001<text:span text:style-name="T9">(2</text:span> <text:tab/>b) 110010<text:span text:style-name="T9">(2</text:span><text:tab/>c) 1010<text:span text:style-name="T9">(2</text:span><text:tab/>d) 100101,101<text:span text:style-name="T9">(2</text:span><text:tab/>e) 1011<text:span text:style-name="T9">(2</text:span><text:tab/></text:p>
      <text:p text:style-name="P12"><text:span text:style-name="T11">a) 9 <text:tab/><text:tab/>b) 50<text:tab/><text:tab/>c) 10<text:tab/><text:tab/>d) 37,625<text:tab/><text:tab/>e) 11<text:tab/></text:span></text:p>
      <text:list xml:id="list55417099601578" text:continue-numbering="true" text:style-name="WWNum1">
        <text:list-item>
          <text:p text:style-name="P19"><text:bookmark text:name="_awp2owkgdms7"/>Ejercicio 02</text:p>
        </text:list-item>
      </text:list>
      <text:p text:style-name="P7">a) 8<text:span text:style-name="T9">(10</text:span> <text:tab/><text:tab/>b) 512<text:span text:style-name="T9">(10</text:span><text:tab/><text:tab/>c) 20,625<text:span text:style-name="T9">(10</text:span><text:tab/>d) 255<text:span text:style-name="T9">(10</text:span><text:tab/>e) 3560,75<text:span text:style-name="T9">(10</text:span></text:p>
      <text:p text:style-name="P12"><text:span text:style-name="T11">a) 1000 <text:tab/>b) 1000000000<text:tab/>c) 10100,101<text:tab/>d) 11111111<text:tab/>e) 110111101000,11<text:tab/></text:span></text:p>
      <text:list xml:id="list55416575148713" text:continue-numbering="true" text:style-name="WWNum1">
        <text:list-item>
          <text:p text:style-name="P19"><text:bookmark text:name="_z2d7rmx4806a"/>Ejercicio 03</text:p>
        </text:list-item>
      </text:list>
      <text:p text:style-name="P14">a) 100100101<text:span text:style-name="T9">(2</text:span><text:tab/>b) 1000000000<text:span text:style-name="T9">(2</text:span> <text:tab/>c) 1001001<text:span text:style-name="T9">(2</text:span><text:tab/><text:tab/>d) 11111<text:span text:style-name="T9">(2</text:span><text:tab/></text:p>
      <text:p text:style-name="P12"><text:span text:style-name="T11">a) 125<text:tab/><text:tab/><text:tab/>b) 200 <text:tab/><text:tab/><text:tab/>c) 49<text:tab/><text:tab/><text:tab/>d) 1F<text:tab/></text:span></text:p>
      <text:list xml:id="list55416893395192" text:continue-numbering="true" text:style-name="WWNum1">
        <text:list-item>
          <text:p text:style-name="P19"><text:bookmark text:name="_u5riz62ql0kp"/>Ejercicio 04</text:p>
        </text:list-item>
      </text:list>
      <text:p text:style-name="P7">a) 5A43<text:span text:style-name="T9">(16</text:span><text:tab/><text:tab/>b) BEA<text:span text:style-name="T9">(16</text:span><text:tab/><text:tab/>c) 23A<text:span text:style-name="T9">(16</text:span> <text:tab/>d) 100<text:span text:style-name="T9">(16</text:span><text:tab/></text:p>
      <text:p text:style-name="P15"><text:span text:style-name="T11">a) 101101001000011<text:tab/>b) 101111101010<text:tab/>c) 1000111010 <text:tab/>d) 100000000</text:span></text:p>
      <text:p text:style-name="P6"/>
      <text:p text:style-name="P15"><text:soft-page-break/>e) F410<text:span text:style-name="T9">(16</text:span><text:tab/></text:p>
      <text:p text:style-name="P15"><text:span text:style-name="T11">e) 1111010000010000</text:span><text:span text:style-name="T12"><text:tab/></text:span></text:p>
      <text:list xml:id="list55417049970619" text:continue-numbering="true" text:style-name="WWNum1">
        <text:list-item>
          <text:p text:style-name="P19"><text:bookmark text:name="_u5b8i978ww6p"/>Ejercicio 05</text:p>
        </text:list-item>
      </text:list>
      <text:p text:style-name="P14">a) 100101<text:span text:style-name="T9">(2</text:span><text:tab/>b) 11101<text:span text:style-name="T9">(2</text:span><text:tab/>c) 110011<text:span text:style-name="T9">(2</text:span><text:tab/>d) 100<text:span text:style-name="T9">(2</text:span><text:tab/>e) 11010101<text:span text:style-name="T9">(2</text:span></text:p>
      <text:p text:style-name="P12"><text:span text:style-name="T11">a) 45</text:span><text:span text:style-name="T10">(8</text:span><text:span text:style-name="T11"> <text:tab/><text:tab/>b) 35</text:span><text:span text:style-name="T10">(8</text:span><text:span text:style-name="T11"> <text:tab/><text:tab/>c) 63</text:span><text:span text:style-name="T10">(8</text:span><text:span text:style-name="T11"> <text:tab/><text:tab/>d) 4</text:span><text:span text:style-name="T10">(8</text:span><text:span text:style-name="T11"> <text:tab/><text:tab/>e) 325</text:span><text:span text:style-name="T10">(8</text:span></text:p>
      <text:list xml:id="list55416736264214" text:continue-numbering="true" text:style-name="WWNum1">
        <text:list-item>
          <text:p text:style-name="P19"><text:bookmark text:name="_bptuwnym5fsv"/>Ejercicio 06</text:p>
        </text:list-item>
      </text:list>
      <text:p text:style-name="P14">a) 521<text:span text:style-name="T9">(8</text:span><text:tab/><text:tab/>b) 1234<text:span text:style-name="T9">(8</text:span><text:tab/><text:tab/>c) 100<text:span text:style-name="T9">(8</text:span><text:tab/>d) 7543<text:span text:style-name="T9">(8</text:span><text:tab/><text:tab/>e) 111<text:span text:style-name="T9">(8</text:span></text:p>
      <text:p text:style-name="P12"><text:span text:style-name="T11">a) 101010001<text:tab/><text:tab/>b) 1010011100<text:tab/>c) 1000000<text:tab/>d) 111101100011<text:tab/>e) 1001001</text:span></text:p>
      <text:list xml:id="list55418391521959" text:continue-numbering="true" text:style-name="WWNum1">
        <text:list-item>
          <text:p text:style-name="P19"><text:bookmark text:name="_l7y3k8u8ucld"/>Ejercicio 07</text:p>
        </text:list-item>
      </text:list>
      <text:p text:style-name="P7">a) F2A3<text:span text:style-name="T9">(16</text:span><text:tab/>b) 4227<text:span text:style-name="T9">(16</text:span><text:tab/>c) 4227<text:span text:style-name="T9">(8</text:span><text:tab/>d) AAFF<text:span text:style-name="T9">(16</text:span><text:tab/></text:p>
      <text:p text:style-name="P12"><text:span text:style-name="T11">a) 62115<text:tab/>b) 16935<text:tab/>c) 2199<text:tab/>d) 43775</text:span></text:p>
      <text:p text:style-name="P13"/>
      <text:p text:style-name="P13"/>
      <text:list xml:id="list55418378569125" text:continue-numbering="true" text:style-name="WWNum1">
        <text:list-item>
          <text:p text:style-name="P19"><text:bookmark text:name="_2zsdjvd1y4i1"/>Ejercicio 08</text:p>
        </text:list-item>
      </text:list>
      <text:p text:style-name="P14">a) 16<text:span text:style-name="T9">(10</text:span><text:tab/><text:tab/>b) 427<text:span text:style-name="T9">(10</text:span><text:tab/>c) 255<text:span text:style-name="T9">(10</text:span><text:tab/>d) 534<text:span text:style-name="T9">(10</text:span></text:p>
      <text:p text:style-name="P6"><text:span text:style-name="T11">a) 10</text:span><text:span text:style-name="T10"><text:tab/></text:span><text:span text:style-name="T11"><text:tab/>b) 1AB</text:span><text:span text:style-name="T10"><text:tab/></text:span><text:span text:style-name="T11"><text:tab/>c) FF</text:span><text:span text:style-name="T10"><text:tab/></text:span><text:span text:style-name="T11"><text:tab/>d) 216</text:span><text:span text:style-name="T10"><text:tab/></text:span></text:p>
      <text:list xml:id="list55418202243738" text:continue-numbering="true" text:style-name="WWNum1">
        <text:list-item>
          <text:p text:style-name="P19"><text:bookmark text:name="_4obtdwnqf75u"/>Ejercicio 09</text:p>
        </text:list-item>
      </text:list>
      <text:p text:style-name="P14">a) 16<text:span text:style-name="T9">(10</text:span><text:tab/><text:tab/>b) 427<text:span text:style-name="T9">(10<text:tab/></text:span>c) 255<text:span text:style-name="T9">(10</text:span><text:tab/>d) 534<text:span text:style-name="T9">(10</text:span></text:p>
      <text:p text:style-name="P12"><text:s/><text:span text:style-name="T11">a) 20<text:tab/><text:tab/>b) 653<text:tab/><text:tab/>c) 377<text:tab/><text:tab/>d) 1026<text:tab/></text:span></text:p>
      <text:list xml:id="list55416623396338" text:continue-numbering="true" text:style-name="WWNum1">
        <text:list-item>
          <text:p text:style-name="P19"><text:bookmark text:name="_u1nnpjlo24ab"/>Ejercicio 10</text:p>
        </text:list-item>
      </text:list>
      <text:p text:style-name="Standard">1001100</text:p>
      <text:list xml:id="list55417776711596" text:continue-numbering="true" text:style-name="WWNum1">
        <text:list-item>
          <text:p text:style-name="P19"><text:bookmark text:name="_6ssb7uvma63s"/>Ejercicio 11</text:p>
        </text:list-item>
      </text:list>
      <text:p text:style-name="Standard">100010</text:p>
      <text:list xml:id="list55417747191627" text:continue-numbering="true" text:style-name="WWNum1">
        <text:list-item>
          <text:p text:style-name="P19"><text:bookmark text:name="_susu9cpbvsgi"/>Ejercicio 12</text:p>
        </text:list-item>
      </text:list>
      <text:p text:style-name="Standard">1010110</text:p>
      <text:list xml:id="list55417914549902" text:continue-numbering="true" text:style-name="WWNum1">
        <text:list-item>
          <text:p text:style-name="P19"><text:bookmark text:name="_gzo6vivjwn8l"/>Ejercicio 13</text:p>
        </text:list-item>
      </text:list>
      <text:p text:style-name="Standard"><text:soft-page-break/>10110100</text:p>
      <text:list xml:id="list55417572975087" text:continue-numbering="true" text:style-name="WWNum1">
        <text:list-item>
          <text:p text:style-name="P19"><text:bookmark text:name="_ilsfotldcieo"/>Ejercicio 14</text:p>
        </text:list-item>
      </text:list>
      <text:p text:style-name="Standard">a) 10111010 <text:s text:c="2"/><text:tab/> b) 11000101 <text:s text:c="2"/>c) 11000110 <text:s text:c="4"/>d) 01000110</text:p>
      <text:list xml:id="list55416755550853" text:continue-numbering="true" text:style-name="WWNum1">
        <text:list-item>
          <text:p text:style-name="P19"><text:bookmark text:name="_5yi9jpqbxjdv"/>Ejercicio 15</text:p>
        </text:list-item>
      </text:list>
      <text:p text:style-name="Standard">42</text:p>
      <text:list xml:id="list55417895293975" text:continue-numbering="true" text:style-name="WWNum1">
        <text:list-item>
          <text:p text:style-name="P19"><text:bookmark text:name="_eq9gekhtlilt"/>Ejercicio 16</text:p>
        </text:list-item>
      </text:list>
      <text:p text:style-name="Standard">a) 01000110<text:tab/>b) 1100010 <text:s text:c="3"/>c) 00000111 <text:s text:c="3"/>d) 11111000</text:p>
      <text:list xml:id="list55417993064945" text:continue-numbering="true" text:style-name="WWNum1">
        <text:list-item>
          <text:p text:style-name="P19"><text:bookmark text:name="_7wfc6s6s3czi"/>Ejercicio 17</text:p>
        </text:list-item>
      </text:list>
      <text:p text:style-name="Standard">6</text:p>
      <text:list xml:id="list55417813360410" text:continue-numbering="true" text:style-name="WWNum1">
        <text:list-item>
          <text:p text:style-name="P19"><text:bookmark text:name="_gbrjvtdwsgea"/>Ejercicio 18</text:p>
        </text:list-item>
      </text:list>
      <text:p text:style-name="Standard">4096</text:p>
      <text:list xml:id="list55417947297287" text:continue-numbering="true" text:style-name="WWNum1">
        <text:list-item>
          <text:p text:style-name="P19"><text:bookmark text:name="_x1xpy9qsiqli"/>Ejercicio 19</text:p>
        </text:list-item>
      </text:list>
      <text:p text:style-name="P14">Puedes encontrar información sobre esta cuestión en:</text:p>
      <text:list xml:id="list1924989721" text:style-name="WWNum2">
        <text:list-item>
          <text:p text:style-name="P16"><text:a xlink:type="simple" xlink:href="http://www.unicode.org/standard/translations/spanish.html" text:style-name="ListLabel_20_10" text:visited-style-name="ListLabel_20_10"><text:span text:style-name="T13">http://www.unicode.org/standard/translations/spanish.html</text:span></text:a></text:p>
        </text:list-item>
        <text:list-item>
          <text:p text:style-name="P17"><text:a xlink:type="simple" xlink:href="http://informaticamejoras.blogspot.com.es/2009/11/unicode.html" text:style-name="ListLabel_20_10" text:visited-style-name="ListLabel_20_10"><text:span text:style-name="T13">http://informaticamejoras.blogspot.com.es/2009/11/unicode.html</text:span></text:a></text:p>
        </text:list-item>
      </text:list>
      <text:list xml:id="list55418124102589" text:continue-list="list55417947297287" text:style-name="WWNum1">
        <text:list-item>
          <text:p text:style-name="P19"><text:bookmark text:name="_8w8rxkcoc6rk"/>Ejercicio 20</text:p>
        </text:list-item>
      </text:list>
      <text:p text:style-name="P14"><text:span text:style-name="T14">DEC</text:span>: 83 105 115 116 101 109 97 115 32 100 101 32 114 101 112 114 101 115 101 110 116 97 99 105 162 110</text:p>
      <text:p text:style-name="P12"><text:span text:style-name="T14">HEX</text:span>: 53 69 73 74 65 6D 61 73 20 64 65 20 72 65 70 72 65 73 65 6E 74 61 63 69 A2 6E</text:p>
      <text:p text:style-name="P12"><text:span text:style-name="T14">OCT</text:span>: 123 151 163 164 145 155 141 163 40 144 145 40 162 145 160 162 145 163 145 156 164 141 143 151 242 156</text:p>
      <text:list xml:id="list55418430845239" text:continue-numbering="true" text:style-name="WWNum1">
        <text:list-item>
          <text:p text:style-name="P19"><text:bookmark text:name="_qlnugwdb8bp2"/>Ejercicio 21</text:p>
        </text:list-item>
      </text:list>
      <text:p text:style-name="P14"><text:span text:style-name="T11">-19.75</text:span></text:p>
      <text:list xml:id="list55417474223568" text:continue-numbering="true" text:style-name="WWNum1">
        <text:list-item>
          <text:p text:style-name="P19"><text:bookmark text:name="_m8as2aums6i0"/>Ejercicio 22</text:p>
        </text:list-item>
      </text:list>
      <text:p text:style-name="Standard">a) 34000000 MB <text:s text:c="3"/>b) 0,0000012 EB <text:s text:c="3"/>c) 12500 Mb → kB <text:s text:c="3"/>d) 453.6 GB/Week<text:tab/></text:p>
      <text:list xml:id="list55418563014781" text:continue-numbering="true" text:style-name="WWNum1">
        <text:list-item>
          <text:p text:style-name="P19"><text:bookmark text:name="_zexvtdrlxr10"/>Ejercicio 23</text:p>
        </text:list-item>
      </text:list>
      <text:p text:style-name="P14">105: 1101001 <text:tab/><text:tab/><text:tab/>1101001 <text:tab/><text:tab/>|<text:span text:style-name="T15">101</text:span></text:p>
      <text:p text:style-name="P12">5: 101 <text:tab/><text:tab/><text:tab/><text:tab/>101 <text:tab/><text:tab/><text:tab/>10101 = 21</text:p>
      <text:p text:style-name="P12"><text:soft-page-break/><text:tab/><text:tab/> <text:tab/><text:tab/> <text:s/>00110</text:p>
      <text:p text:style-name="P12"><text:tab/><text:tab/> <text:tab/><text:tab/> <text:s text:c="5"/>101</text:p>
      <text:p text:style-name="P12"><text:tab/><text:tab/> <text:tab/><text:tab/> <text:s text:c="5"/>00101</text:p>
      <text:p text:style-name="P12"><text:tab/><text:tab/> <text:tab/><text:tab/> <text:s text:c="9"/>101<text:tab/><text:tab/></text:p>
      <text:p text:style-name="P12"><text:tab/><text:tab/><text:tab/><text:tab/> <text:s text:c="9"/>000</text:p>
      <text:list xml:id="list55416784853756" text:continue-numbering="true" text:style-name="WWNum1">
        <text:list-item>
          <text:p text:style-name="P19"><text:bookmark text:name="_lekwk0g48g3k"/>Ejercicios 24, 25 y 26</text:p>
        </text:list-item>
      </text:list>
      <text:p text:style-name="Standard">Intenta realizarlos tú mismo y comparte la solución en los foros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2. Representación de la información</text:span></text:p>
      </style:header>
      <style:footer>
        <text:p text:style-name="MP4"><text:span text:style-name="MT1">CFGS DAM/DAW<text:tab/><text:tab/>Undad 0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6" meta:word-count="439" meta:character-count="2443" meta:non-whitespace-character-count="1950"/>
    <meta:generator>LibreOfficeDev/6.0.5.2$Linux_X86_64 LibreOffice_project/</meta:generator>
  </office:meta>
</office:document-meta>
</file>